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93cm" fo:margin-left="0.46cm" fo:margin-right="0.436cm" table:align="margins" style:writing-mode="lr-tb"/>
    </style:style>
    <style:style style:name="Tabla1.A" style:family="table-column">
      <style:table-column-properties style:column-width="9.869cm" style:rel-column-width="38743*"/>
    </style:style>
    <style:style style:name="Tabla1.B" style:family="table-column">
      <style:table-column-properties style:column-width="6.824cm" style:rel-column-width="26792*"/>
    </style:style>
    <style:style style:name="Tabla1.1" style:family="table-row">
      <style:table-row-properties style:min-row-height="0.714cm"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16.773cm" fo:margin-left="0.381cm" fo:margin-right="0.436cm" table:align="margins" style:writing-mode="lr-tb"/>
    </style:style>
    <style:style style:name="Tabla2.A" style:family="table-column">
      <style:table-column-properties style:column-width="7.25cm" style:rel-column-width="28325*"/>
    </style:style>
    <style:style style:name="Tabla2.B" style:family="table-column">
      <style:table-column-properties style:column-width="9.523cm" style:rel-column-width="37210*"/>
    </style:style>
    <style:style style:name="Tabla2.1" style:family="table-row">
      <style:table-row-properties style:min-row-height="0.591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keep-together="true" fo:keep-together="auto"/>
    </style:style>
    <style:style style:name="Tabla2.4" style:family="table-row">
      <style:table-row-properties style:min-row-height="0.848cm" style:keep-together="true" fo:keep-together="auto"/>
    </style:style>
    <style:style style:name="Tabla3" style:family="table">
      <style:table-properties style:width="16.746cm" fo:margin-left="0.407cm" fo:margin-right="0.436cm" table:align="margins" style:writing-mode="lr-tb"/>
    </style:style>
    <style:style style:name="Tabla3.A" style:family="table-column">
      <style:table-column-properties style:column-width="16.746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773cm" fo:margin-left="0.381cm" fo:margin-right="0.436cm" table:align="margins" style:writing-mode="lr-tb"/>
    </style:style>
    <style:style style:name="Tabla4.A" style:family="table-column">
      <style:table-column-properties style:column-width="16.773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>
        <style:tab-stops>
          <style:tab-stop style:position="13.653cm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UC_5f_NormalAzul">
      <style:paragraph-properties style:snap-to-layout-grid="false"/>
      <style:text-properties style:font-name="Times New Roman"/>
    </style:style>
    <style:style style:name="P4" style:family="paragraph" style:parent-style-name="UC_5f_NormalAzul">
      <style:paragraph-properties fo:margin-left="0.953cm" fo:margin-right="0cm" fo:text-indent="0cm" style:auto-text-indent="false"/>
      <style:text-properties style:font-name="Times New Roman" style:font-style-complex="italic"/>
    </style:style>
    <style:style style:name="P5" style:family="paragraph" style:parent-style-name="Standard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</style:style>
    <style:style style:name="P6" style:family="paragraph" style:parent-style-name="Standard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  <style:text-properties fo:color="#0000ff"/>
    </style:style>
    <style:style style:name="P7" style:family="paragraph" style:parent-style-name="UC_5f_NormalAzul">
      <style:paragraph-properties fo:margin-left="2.54cm" fo:margin-right="0cm" fo:text-indent="0cm" style:auto-text-indent="false"/>
      <style:text-properties style:font-name="Times New Roman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style:snap-to-layout-grid="false"/>
      <style:text-properties fo:font-weight="bold" style:font-weight-asian="bold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ff" fo:font-weight="bold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ff"/>
    </style:style>
    <style:style style:name="P14" style:family="paragraph" style:parent-style-name="Standard">
      <style:paragraph-properties style:snap-to-layout-grid="false"/>
      <style:text-properties fo:color="#0000ff" fo:font-style="italic" style:font-style-asian="italic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left="0.635cm" fo:margin-right="0cm" fo:text-indent="0cm" style:auto-text-indent="false" style:snap-to-layout-grid="false"/>
    </style:style>
    <style:style style:name="P17" style:family="paragraph" style:parent-style-name="Standard">
      <style:paragraph-properties fo:margin-left="0.635cm" fo:margin-right="0cm" fo:text-indent="0cm" style:auto-text-indent="false">
        <style:tab-stops>
          <style:tab-stop style:position="1.663cm"/>
        </style:tab-stops>
      </style:paragraph-properties>
      <style:text-properties fo:color="#0000ff"/>
    </style:style>
    <style:style style:name="P18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19" style:family="paragraph" style:parent-style-name="Standard">
      <style:paragraph-properties fo:margin-left="2.223cm" fo:margin-right="0cm" fo:text-indent="0cm" style:auto-text-indent="false"/>
      <style:text-properties fo:color="#0000ff"/>
    </style:style>
    <style:style style:name="P20" style:family="paragraph" style:parent-style-name="Standard">
      <style:paragraph-properties fo:margin-left="2.223cm" fo:margin-right="0cm" fo:text-indent="0cm" style:auto-text-indent="false">
        <style:tab-stops>
          <style:tab-stop style:position="2.223cm"/>
        </style:tab-stops>
      </style:paragraph-properties>
      <style:text-properties fo:color="#0000ff"/>
    </style:style>
    <style:style style:name="P21" style:family="paragraph" style:parent-style-name="Standard">
      <style:paragraph-properties fo:margin-left="1.522cm" fo:margin-right="0cm" fo:text-indent="0cm" style:auto-text-indent="false">
        <style:tab-stops>
          <style:tab-stop style:position="1.663cm"/>
        </style:tab-stops>
      </style:paragraph-properties>
      <style:text-properties fo:font-weight="bold" style:font-weight-asian="bold"/>
    </style:style>
    <style:style style:name="P22" style:family="paragraph" style:parent-style-name="Standard" style:master-page-name="Standard">
      <style:paragraph-properties style:page-number="auto"/>
      <style:text-properties style:font-name="Book Antiqua"/>
    </style:style>
    <style:style style:name="P23" style:family="paragraph" style:parent-style-name="UC_5f_NormalAzul" style:list-style-name="WW8Num2">
      <style:paragraph-properties fo:margin-left="1.27cm" fo:margin-right="0cm" fo:text-indent="-0.635cm" style:auto-text-indent="false"/>
      <style:text-properties style:font-name="Times New Roman"/>
    </style:style>
    <style:style style:name="P24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font-name="Times New Roman"/>
    </style:style>
    <style:style style:name="P25" style:family="paragraph" style:parent-style-name="UC_5f_Alternativa_20_2">
      <style:paragraph-properties fo:margin-left="1.501cm" fo:margin-right="0cm" fo:text-indent="-0.901cm" style:auto-text-indent="false">
        <style:tab-stops>
          <style:tab-stop style:position="0.953cm"/>
          <style:tab-stop style:position="2.223cm"/>
        </style:tab-stops>
      </style:paragraph-properties>
      <style:text-properties style:font-name="Times New Roman"/>
    </style:style>
    <style:style style:name="P26" style:family="paragraph" style:parent-style-name="UC_5f_PasoAlternativa">
      <style:paragraph-properties fo:margin-left="1.501cm" fo:margin-right="0cm" fo:text-indent="-0.901cm" style:auto-text-indent="false">
        <style:tab-stops>
          <style:tab-stop style:position="0.953cm"/>
          <style:tab-stop style:position="2.223cm"/>
        </style:tab-stops>
      </style:paragraph-properties>
      <style:text-properties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ff"/>
    </style:style>
    <style:style style:name="T6" style:family="text">
      <style:text-properties fo:color="#ffffff" fo:font-style="italic" fo:font-weight="bold" fo:background-color="#0000ff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<text:span text:style-name="T1">Nombre del Caso de Uso: </text:span><text:span text:style-name="UC_5f_NormalAzul_20_Car"><text:span text:style-name="T2">&lt;Especifique el nombre, el mismo debe coincidir con el listado de caso de uso&gt;</text:span></text:span></text:p>
          </table:table-cell>
          <table:table-cell table:style-name="Tabla1.B1" office:value-type="string">
            <text:p text:style-name="P8"><text:span text:style-name="T1">Nro. de Caso de Uso:</text:span> </text:p>
          </table:table-cell>
        </table:table-row>
        <table:table-row table:style-name="Tabla1.2">
          <table:table-cell table:style-name="Tabla1.B1" table:number-columns-spanned="2" office:value-type="string">
            <text:p text:style-name="P8"><text:span text:style-name="T1">Actor Principal:</text:span> <text:span text:style-name="UC_5f_NormalAzul_20_Car"><text:span text:style-name="T2">&lt;Liste los actores principales del caso de uso&gt;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8"><text:span text:style-name="T1">Objetivo:</text:span> <text:span text:style-name="UC_5f_NormalAzul_20_Car"><text:span text:style-name="T2">&lt;Defina el objetivo del caso de uso&gt;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8"><text:span text:style-name="T1">Pre-condiciones:</text:span> <text:span text:style-name="UC_5f_NormalAzul_20_Car"><text:span text:style-name="T2">&lt;Especifique aquellas condiciones iniciales obligatorias para que se realice el caso de uso.&gt;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8"><text:span text:style-name="T1">Post- Condiciones:</text:span> <text:span text:style-name="UC_5f_NormalAzul_20_Car"><text:span text:style-name="T2">&lt;son los hechos que se han de cumplir si el flujo de eventos normal se ha ejecutado correctamente.&gt;</text:span></text:span></text:p>
          </table:table-cell>
          <table:covered-table-cell/>
        </table:table-row>
      </table:table>
      <text:p text:style-name="P9"/>
      <text:p text:style-name="Standard"><text:span text:style-name="T1">Diagramas de casos de uso relacionados: </text:span><text:span text:style-name="UC_5f_NormalAzul_20_Car"><text:span text:style-name="T2">&lt;referencie o grafique el caso de uso con sus relaciones&gt;</text:span></text:span></text:p>
      <text:p text:style-name="P9"/>
      <text:p text:style-name="P11">Recomendaciones para escribir casos de usos:</text:p>
      <text:list xml:id="list37544550" text:style-name="WW8Num2">
        <text:list-item>
          <text:p text:style-name="P23">Revisar que cada flujo (normal o alternativo) generado tenga un comienzo, secuencia y fin claro para cualquier lector.</text:p>
        </text:list-item>
      </text:list>
      <text:p text:style-name="P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4">CURSO NORMAL (Camino Exitoso)</text:span><text:span text:style-name="T3"> </text:span><text:span text:style-name="T2">&lt;Describa el curso normal a desarrollarse en el caso de uso, si es necesario contemplar una asociación de inclusión marque las mismas con negritas, para clarificar el texto.&gt;</text:span></text:p>
            <text:p text:style-name="P9"/>
          </table:table-cell>
          <table:covered-table-cell/>
        </table:table-row>
        <table:table-row table:style-name="Tabla2.1">
          <table:table-cell table:style-name="Tabla2.A2" office:value-type="string">
            <text:p text:style-name="P10">Usuario</text:p>
          </table:table-cell>
          <table:table-cell table:style-name="Tabla2.A1" office:value-type="string">
            <text:p text:style-name="P10">Sistema</text:p>
          </table:table-cell>
        </table:table-row>
        <table:table-row table:style-name="Tabla2.3">
          <table:table-cell table:style-name="Tabla2.A2" office:value-type="string">
            <text:p text:style-name="P8"/>
          </table:table-cell>
          <table:table-cell table:style-name="Tabla2.A1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8"/>
          </table:table-cell>
          <table:table-cell table:style-name="Tabla2.A1" office:value-type="string">
            <text:p text:style-name="P8"/>
          </table:table-cell>
        </table:table-row>
      </table:table>
      <text:p text:style-name="P15"/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ALTERNATIVAS (Camino exitoso)</text:p>
          </table:table-cell>
        </table:table-row>
        <table:table-row table:style-name="Tabla3.1">
          <table:table-cell table:style-name="Tabla3.A1" office:value-type="string">
            <text:p text:style-name="P3">&lt;Describa las alternativas a los pasos del Camino Exitoso&gt;</text:p>
            <text:list xml:id="list37536033" text:style-name="WW8Num8">
              <text:list-item>
                <text:p text:style-name="P24">&lt;Nombre Alternativa 1&gt;</text:p>
              </text:list-item>
            </text:list>
            <text:p text:style-name="P4">&lt;Descripción Alternativa 1 (incluye paso desde donde se deriva la alternativa, condición, descripción y paso donde continua la alternativa luego de concluida la misma.)&gt; Ejemplo: En el paso (Nombre del paso) el camino exitoso, si el actor selecciona “ver detalle”, el sistema muestra el detalle del producto, el actor cancela “ver detalle” y continúa en el paso 4.</text:p>
            <text:p text:style-name="P17"/>
            <text:list xml:id="list37554547" text:continue-numbering="true" text:style-name="WW8Num8">
              <text:list-item>
                <text:p text:style-name="P24">&lt;Nombre Alternativa 2&gt;</text:p>
              </text:list-item>
            </text:list>
            <text:p text:style-name="P4">&lt;Descripción Alternativa 2&gt;</text:p>
            <text:p text:style-name="P4"/>
            <text:p text:style-name="P12">&lt;Ejemplo de alternativas anidadas (varias posibilidades que se desprenden de una condición)&gt;</text:p>
            <text:p text:style-name="P17"/>
            <text:list xml:id="list37550352" text:continue-numbering="true" text:style-name="WW8Num8">
              <text:list-item>
                <text:p text:style-name="P24">&lt;Nombre Alternativa 3&gt;</text:p>
              </text:list-item>
            </text:list>
            <text:p text:style-name="P7">&lt;Descripción Alternativa 3&gt;</text:p>
            <text:list xml:id="list37547762" text:continue-numbering="true" text:style-name="WW8Num8">
              <text:list-item>
                <text:list>
                  <text:list-item>
                    <text:p text:style-name="P25">&lt;Nombre de la Alternativa A3.A1&gt;</text:p>
                  </text:list-item>
                </text:list>
              </text:list-item>
            </text:list>
            <text:p text:style-name="P20">&lt;Descripción de la Alternativa A3.A1&gt;</text:p>
            <text:list xml:id="list37529360" text:continue-numbering="true" text:style-name="WW8Num8">
              <text:list-item>
                <text:list>
                  <text:list-item>
                    <text:p text:style-name="P25">&lt;Nombre de la Alternativa A3.A2&gt;</text:p>
                  </text:list-item>
                </text:list>
              </text:list-item>
            </text:list>
            <text:p text:style-name="P19">&lt;Descripción de la Alternativa A3.A2&gt;</text:p>
            <text:list xml:id="list37534105" text:continue-numbering="true" text:style-name="WW8Num8">
              <text:list-item>
                <text:list>
                  <text:list-item>
                    <text:p text:style-name="P25"><text:soft-page-break/>&lt;Nombre de la Alternativa A3.A3&gt;</text:p>
                  </text:list-item>
                </text:list>
              </text:list-item>
            </text:list>
            <text:p text:style-name="P19">&lt;Descripción de la Alternativa A3.A3&gt;</text:p>
            <text:p text:style-name="P13"/>
            <text:p text:style-name="P12">&lt;Ejemplo de alternativas que contienen varios pasos&gt;</text:p>
            <text:p text:style-name="P17"/>
            <text:list xml:id="list37550276" text:continue-numbering="true" text:style-name="WW8Num8">
              <text:list-item>
                <text:p text:style-name="P24">&lt;Nombre Alternativa 4&gt;</text:p>
              </text:list-item>
            </text:list>
            <text:p text:style-name="P6">&lt;Descripción Alternativa 4&gt;</text:p>
            <text:p text:style-name="P5"><text:span text:style-name="T5">&lt;El número de la alternativa en cada paso se debe setear a mano desde la personalización de las viñetas, ej.: A</text:span><text:span text:style-name="T6">4</text:span><text:span text:style-name="T5">.1&gt;</text:span></text:p>
            <text:list xml:id="list37527758" text:style-name="WW8Num17">
              <text:list-item>
                <text:list>
                  <text:list-item>
                    <text:p text:style-name="P26">&lt;Paso nro. 2 de la condición A4&gt;</text:p>
                  </text:list-item>
                </text:list>
              </text:list-item>
            </text:list>
            <text:p text:style-name="P19">&lt;Descripción del paso A4.1&gt;</text:p>
            <text:list xml:id="list37527716" text:continue-numbering="true" text:style-name="WW8Num17">
              <text:list-item>
                <text:list>
                  <text:list-item>
                    <text:p text:style-name="P26">&lt;Paso nro. 2 de la condición A4&gt;</text:p>
                  </text:list-item>
                </text:list>
              </text:list-item>
            </text:list>
            <text:p text:style-name="P20">&lt;Descripción del paso A4.2&gt;</text:p>
            <text:list xml:id="list37542881" text:continue-numbering="true" text:style-name="WW8Num17">
              <text:list-item>
                <text:list>
                  <text:list-item>
                    <text:p text:style-name="P26">&lt;Paso nro. 3 de la condición A4&gt;</text:p>
                  </text:list-item>
                </text:list>
              </text:list-item>
            </text:list>
            <text:p text:style-name="P20">&lt;Descripción del paso A4.3&gt;</text:p>
            <text:p text:style-name="P17">….</text:p>
            <text:p text:style-name="Standard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>EXCEPCIONES</text:p>
          </table:table-cell>
        </table:table-row>
        <table:table-row table:style-name="Tabla4.1">
          <table:table-cell table:style-name="Tabla4.A1" office:value-type="string">
            <text:p text:style-name="P14">&lt;Describa los errores o excepciones.&gt;</text:p>
            <text:p text:style-name="P13"/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2.004cm" fo:text-indent="-0.3cm" fo:margin-left="2.2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953cm" fo:text-indent="-0.901cm" fo:margin-left="2.454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493cm" fo:text-indent="-0.889cm" fo:margin-left="3.112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763cm" fo:text-indent="-1.143cm" fo:margin-left="4.001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398cm" fo:text-indent="-1.397cm" fo:margin-left="4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1.651cm" fo:margin-left="5.77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303cm" fo:text-indent="-1.905cm" fo:margin-left="6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573cm" fo:text-indent="-2.159cm" fo:margin-left="7.55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208cm" fo:text-indent="-2.54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6cm" fo:text-indent="-0.901cm" fo:margin-left="2.101cm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14cm" fo:text-indent="-0.889cm" fo:margin-left="2.759cm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41cm" fo:text-indent="-1.143cm" fo:margin-left="3.648cm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045cm" fo:text-indent="-1.397cm" fo:margin-left="4.5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15cm" fo:text-indent="-1.651cm" fo:margin-left="5.4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5cm" fo:text-indent="-1.905cm" fo:margin-left="6.3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2cm" fo:text-indent="-2.159cm" fo:margin-left="7.2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55cm" fo:text-indent="-2.54cm" fo:margin-left="8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386cm" fo:text-indent="-0.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3.653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</meta:editing-cycles>
    <meta:editing-duration>PT9M16S</meta:editing-duration>
    <dc:date>2013-04-22T17:39:42.13</dc:date>
    <meta:generator>LibreOffice/3.4$Win32 LibreOffice_project/340m1$Build-203</meta:generator>
    <meta:document-statistic meta:table-count="4" meta:image-count="0" meta:object-count="0" meta:page-count="2" meta:paragraph-count="40" meta:word-count="362" meta:character-count="2292" meta:non-whitespace-character-count="1980"/>
  </office:meta>
</office:document-meta>
</file>